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ointerParserConfiguration.configureXML11Pipelin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XPointerParserConfiguration.XPointerParser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ointerParserConfiguration.XPointerParserConfiguration( SymbolTable symbolTable , XMLGrammarPool grammarPool , XMLComponentManager parent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PointerParserConfiguration.XPointerParserConfiguration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ointerParserConfiguration.configurePipelin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XPointerParserConfiguration.setProperty( String propertyId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ointerParserConfiguration.XPointerParserConfiguration( SymbolTable symbolTable , XMLGrammarPool grammar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